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36</text:p>
      <text:p text:style-name="Standard"/>
      <text:p text:style-name="Standard">Demandeur : RAOULT Arnaud</text:p>
      <text:p text:style-name="Standard">Adresse : 1 Rue des Alouettes<text:line-break/>22110 PLOUGUERNEVEL</text:p>
      <text:p text:style-name="Standard">Cédant : EARL LA FERME DE LOKMARIA</text:p>
      <text:p text:style-name="Standard"/>
      <text:p text:style-name="Standard">La demande sera prise en compte avec un type specifique : TVs lkdjljlsfj.<text:line-break/></text:p>
      <text:p text:style-name="Standard"/>
      <text:p text:style-name="Standard"/>
      <text:p text:style-name="Standard">----------------------------------------</text:p>
      <text:p text:style-name="Standard">Commune : ROSTRENEN</text:p>
      <text:p text:style-name="Standard"/>
      <text:p text:style-name="Standard">----------------------------------------</text:p>
      <text:p text:style-name="Standard">Commune : PLOUGUERNEVEL</text:p>
      <text:p text:style-name="Standard"/>
      <text:p text:style-name="Standard"/>
      <text:p text:style-name="Standard"/>
      <text:p text:style-name="P1">Dossier n° : C22250336</text:p>
      <text:p text:style-name="P1"/>
      <text:p text:style-name="P1">Demandeur : RAOULT Arnaud</text:p>
      <text:p text:style-name="P1">Adresse : 1 Rue des Alouettes<text:line-break/>22110 PLOUGUERNEVEL</text:p>
      <text:p text:style-name="P1">Cédant : EARL LA FERME DE LOKMARIA</text:p>
      <text:p text:style-name="P1"/>
      <text:p text:style-name="P1"/>
      <text:p text:style-name="P1">La demande **sera** prise en compte avec un type spécifique : TVs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ROSTRENEN</text:p>
      <text:p text:style-name="P1"/>
      <text:p text:style-name="P1"/>
      <text:p text:style-name="P1">Parcelles : BK278 - BK275 - ZK25B - ZK33AJ - ZK33AK - ZK33B - ZK33C - ZK33DJ - ZK33DK - ZK33E - ZK33F - ZK33G - ZK33Z - ZK31A - ZK31Z - ZH20 - ZK32A - ZK32Z - ZK25A - ZH72G - ZH72F - ZH72E - ZH72D - ZH72C - ZH72BK - ZH72BJ - ZH72A - ZH67 - ZH61 - ZH21 - BK280</text:p>
      <text:p text:style-name="P1">Superficie : 46,9219 ha</text:p>
      <text:p text:style-name="P1"/>
      <text:p text:style-name="P1"/>
      <text:p text:style-name="P1">----------------------------------------</text:p>
      <text:p text:style-name="P1">Type : parcelles</text:p>
      <text:p text:style-name="P1">Commune : PLOUGUERNEVEL</text:p>
      <text:p text:style-name="P1"/>
      <text:p text:style-name="P1"/>
      <text:p text:style-name="P1">Parcelles : ZX91A - ZX91BJ - ZX91BK - ZX91C - ZX11</text:p>
      <text:p text:style-name="P1">Superficie : 13,8978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